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64" draw:textarea-horizontal-align="justify" draw:textarea-vertical-align="middle" draw:auto-grow-height="false" fo:min-height="0.274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729fcf" draw:gradient-step-count="64" draw:textarea-horizontal-align="justify" draw:textarea-vertical-align="middle" draw:auto-grow-height="false" fo:min-height="0cm" fo:min-width="0.549cm" fo:padding-top="0.134cm" fo:padding-bottom="0.134cm" fo:padding-left="0.259cm" fo:padding-right="0.259cm" draw:shadow="hidden" draw:shadow-offset-x="0.071cm" draw:shadow-offset-y="0.071cm" draw:shadow-opacity="100%"/>
    </style:style>
    <style:style style:name="P1" style:family="paragraph">
      <loext:graphic-properties draw:fill="solid" draw:fill-color="#729fcf" draw:gradient-step-count="64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2cm" draw:transform="rotate (-3.14159265358979) translate (1.308cm 1.4cm)">
          <text:p/>
          <draw:enhanced-geometry svg:viewBox="0 0 21600 21600" draw:glue-points="?f6 10800 10800 21600 ?f5 10800 10800 0" draw:text-areas="?f3 ?f3 ?f4 ?f4" draw:extrusion="false" draw:type="trapezoid" draw:modifiers="7242.47787610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0.7cm" svg:y1="0.8cm" svg:x2="0.9cm" svg:y2="0.8cm">
          <text:p/>
        </draw:line>
        <draw:line draw:style-name="gr2" draw:text-style-name="P2" draw:layer="layout" svg:x1="0.7cm" svg:y1="1cm" svg:x2="0.9cm" svg:y2="1cm">
          <text:p/>
        </draw:line>
        <draw:custom-shape draw:style-name="gr3" draw:text-style-name="P1" draw:layer="layout" svg:width="1.067cm" svg:height="0.152cm" draw:transform="rotate (1.14947384536346) translate (0.697cm 1.186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7cm" svg:y1="0.4cm" svg:x2="0.9cm" svg:y2="0.4cm">
          <text:p/>
        </draw:line>
        <draw:line draw:style-name="gr2" draw:text-style-name="P2" draw:layer="layout" svg:x1="0.7cm" svg:y1="0.6cm" svg:x2="0.9cm" svg:y2="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79" draw:display-name="Gradient 479" draw:style="axial" draw:start-color="#e8e8e8" draw:end-color="#000000" draw:start-intensity="100%" draw:end-intensity="100%" draw:angle="660" draw:border="80%"/>
    <draw:gradient draw:name="gradient" draw:style="radial" draw:cx="100%" draw:cy="0%" draw:start-color="#fcaf3e" draw:end-color="#ce5c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4-21T16:47:44.453101792</dc:date>
    <meta:editing-duration>P1DT1H31M12S</meta:editing-duration>
    <meta:editing-cycles>71</meta:editing-cycles>
    <meta:generator>LibreOffice/6.0.3.2$Linux_X86_64 LibreOffice_project/00m0$Build-2</meta:generator>
    <meta:document-statistic meta:object-count="6"/>
  </office:meta>
</office:document-meta>
</file>